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ynamicMBean.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DynamicMBean.set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DynamicMBea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MBean.getAttributes( String [ ]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MBean.setAttributes( Attribute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MBean.setFailOnInit( boolean failOnI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DynamicMBean.invoke( String actionName , Object [ ] params , String [ ] sign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MBean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MBean.getAttribute(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